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Locatiegegevens op android moeten aan staan anders crashed de app dus checkn</text:p>
      <text:p text:style-name="Standard"/>
      <text:p text:style-name="Standard">LOG:</text:p>
      <text:p text:style-name="Standard"/>
      <text:p text:style-name="Standard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Standard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Standard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elke locatie een rij in de tabel met user, longtitude, latitude, adres</text:p>
      <text:p text:style-name="Standard">dit opslaan in csv en deze csv in google fusion tables zette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19T14:11:51</dc:date>
    <meta:editing-duration>PT51M10S</meta:editing-duration>
    <meta:editing-cycles>11</meta:editing-cycles>
    <meta:generator>LibreOffice/3.4$Unix LibreOffice_project/340m1$Build-402</meta:generator>
    <dc:creator>Manor Chur</dc:creator>
    <meta:document-statistic meta:table-count="0" meta:image-count="0" meta:object-count="0" meta:page-count="1" meta:paragraph-count="31" meta:word-count="187" meta:character-count="1390" meta:non-whitespace-character-count="1232"/>
  </office:meta>
</office:document-meta>
</file>